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F000002446480B964AB63F4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8.997cm, 0cm)" style:mirror="none"/>
    </style:style>
    <style:style style:name="gr3" style:family="graphic" style:parent-style-name="standard">
      <style:graphic-properties draw:stroke="solid" svg:stroke-width="0cm" svg:stroke-color="#ffffff" draw:stroke-linejoin="round" svg:stroke-linecap="butt" draw:fill="solid" draw:fill-color="#ffffff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13.08cm" svg:x="0cm" svg:y="0.381cm" svg:viewBox="0 0 20999 13081" draw:points="0,0 20999,0 20999,13081 0,13081">
          <text:p/>
        </draw:polygon>
        <draw:frame draw:style-name="gr2" draw:text-style-name="P2" draw:layer="layout" svg:width="18.025cm" svg:height="8.462cm" svg:x="1.486cm" svg:y="4.618cm">
          <draw:image xlink:href="Pictures/10000201000001FF000002446480B964AB63F4FE.png" xlink:type="simple" xlink:show="embed" xlink:actuate="onLoad" loext:mime-type="image/png">
            <text:p/>
          </draw:image>
        </draw:frame>
        <draw:polygon draw:style-name="gr3" draw:text-style-name="P1" draw:layer="layout" svg:width="2.794cm" svg:height="1.778cm" svg:x="15.096cm" svg:y="5.064cm" svg:viewBox="0 0 2795 1779" draw:points="1398,1779 0,1779 0,0 2795,0 2795,1779">
          <text:p/>
        </draw:polygon>
        <draw:polygon draw:style-name="gr3" draw:text-style-name="P1" draw:layer="layout" svg:width="2.413cm" svg:height="1.651cm" svg:x="14.46cm" svg:y="14.334cm" svg:viewBox="0 0 2414 1652" draw:points="1207,1652 0,1652 0,0 2414,0 2414,165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9T21:03:33.456504131</dc:date>
    <meta:editing-duration>PT3M19S</meta:editing-duration>
    <meta:editing-cycles>2</meta:editing-cycles>
    <meta:generator>LibreOffice/6.1.6.3$Linux_X86_64 LibreOffice_project/10$Build-3</meta:generator>
    <meta:document-statistic meta:object-count="4"/>
  </office:meta>
</office:document-meta>
</file>